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333333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26cm" fo:min-width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0.251cm" fo:min-width="0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.7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.3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.7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7cm" fo:min-width="0.3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0.3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705cm"/>
      <style:paragraph-properties style:writing-mode="lr-tb"/>
    </style:style>
    <style:style style:name="gr15" style:family="graphic" style:parent-style-name="objectwithoutfill">
      <style:graphic-properties draw:stroke="dash" draw:stroke-dash="Fine_20_Dotted"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4.7cm" svg:y1="10.067cm" svg:x2="1.9cm" svg:y2="6.667cm">
            <text:p/>
          </draw:line>
          <draw:line draw:style-name="gr1" draw:text-style-name="P1" draw:layer="layout" svg:x1="8.3cm" svg:y1="2.567cm" svg:x2="2.1cm" svg:y2="6.667cm">
            <text:p/>
          </draw:line>
          <draw:line draw:style-name="gr1" draw:text-style-name="P1" draw:layer="layout" svg:x1="13.7cm" svg:y1="10.367cm" svg:x2="8.4cm" svg:y2="2.567cm">
            <text:p/>
          </draw:line>
          <draw:line draw:style-name="gr1" draw:text-style-name="P1" draw:layer="layout" svg:x1="25.4cm" svg:y1="4.667cm" svg:x2="9.9cm" svg:y2="4.767cm">
            <text:p/>
          </draw:line>
          <draw:line draw:style-name="gr1" draw:text-style-name="P1" draw:layer="layout" svg:x1="24.9cm" svg:y1="10.267cm" svg:x2="25.5cm" svg:y2="4.567cm">
            <text:p/>
          </draw:line>
          <draw:line draw:style-name="gr1" draw:text-style-name="P1" draw:layer="layout" svg:x1="24.6cm" svg:y1="9.467cm" svg:x2="25cm" svg:y2="10.367cm">
            <text:p/>
          </draw:line>
          <draw:line draw:style-name="gr1" draw:text-style-name="P1" draw:layer="layout" svg:x1="23.9cm" svg:y1="10.167cm" svg:x2="16.7cm" svg:y2="10.267cm">
            <text:p/>
          </draw:line>
          <draw:line draw:style-name="gr1" draw:text-style-name="P1" draw:layer="layout" svg:x1="16cm" svg:y1="9.467cm" svg:x2="15.7cm" svg:y2="10.467cm">
            <text:p/>
          </draw:line>
          <draw:line draw:style-name="gr1" draw:text-style-name="P1" draw:layer="layout" svg:x1="13.8cm" svg:y1="10.367cm" svg:x2="15.7cm" svg:y2="10.367cm">
            <text:p/>
          </draw:line>
          <draw:line draw:style-name="gr1" draw:text-style-name="P1" draw:layer="layout" svg:x1="6cm" svg:y1="10.267cm" svg:x2="5.3cm" svg:y2="10.667cm">
            <text:p/>
          </draw:line>
          <draw:line draw:style-name="gr1" draw:text-style-name="P1" draw:layer="layout" svg:x1="5.5cm" svg:y1="10.767cm" svg:x2="13.9cm" svg:y2="10.667cm">
            <text:p/>
          </draw:line>
          <draw:rect draw:style-name="gr2" draw:text-style-name="P2" draw:layer="layout" svg:width="1.4cm" svg:height="0.6cm" svg:x="14.1cm" svg:y="9.567cm">
            <text:p/>
          </draw:rect>
          <draw:frame draw:style-name="gr3" draw:text-style-name="P3" draw:layer="layout" svg:width="14.6cm" svg:height="0.963cm" svg:x="10.5cm" svg:y="4.967cm">
            <draw:text-box>
              <text:p>15 14 <text:s/>13 <text:s/>12 <text:s/>11 <text:s/>10 <text:s text:c="2"/>9 <text:s text:c="2"/>8 <text:s text:c="2"/>7 <text:s text:c="2"/>6 <text:s text:c="2"/>5 <text:s text:c="2"/>4 <text:s text:c="2"/>3 <text:s text:c="2"/>2 <text:s text:c="2"/>1</text:p>
            </draw:text-box>
          </draw:frame>
          <draw:frame draw:style-name="gr3" draw:text-style-name="P3" draw:layer="layout" svg:width="13.2cm" svg:height="0.963cm" svg:x="11.9cm" svg:y="6.567cm">
            <draw:text-box>
              <text:p>29 28 27 26 25 24 23 22 21 20 19 <text:s/>18 <text:s/>17 <text:s/>16</text:p>
            </draw:text-box>
          </draw:frame>
          <draw:frame draw:style-name="gr3" draw:text-style-name="P3" draw:layer="layout" svg:width="12cm" svg:height="0.963cm" svg:x="12.9cm" svg:y="7.967cm">
            <draw:text-box>
              <text:p>42 41 40 39 38 37 36 35 34 33 32 31 30</text:p>
            </draw:text-box>
          </draw:frame>
          <draw:frame draw:style-name="gr3" draw:text-style-name="P3" draw:layer="layout" svg:width="7.6cm" svg:height="0.963cm" svg:x="16.6cm" svg:y="9.367cm">
            <draw:text-box>
              <text:p>50 49 48 47 46 45 44 43</text:p>
            </draw:text-box>
          </draw:frame>
          <draw:frame draw:style-name="gr3" draw:text-style-name="P3" draw:layer="layout" svg:width="5.8cm" svg:height="0.963cm" draw:transform="rotate (-0.940034335124146) translate (3.138cm 6.148cm)">
            <draw:text-box>
              <text:p>51 52 53 54</text:p>
            </draw:text-box>
          </draw:frame>
          <draw:frame draw:style-name="gr3" draw:text-style-name="P3" draw:layer="layout" svg:width="5.8cm" svg:height="0.963cm" draw:transform="rotate (-0.940034335124146) translate (4.179cm 5.267cm)">
            <draw:text-box>
              <text:p>55 56 57 58 59 60</text:p>
            </draw:text-box>
          </draw:frame>
          <draw:frame draw:style-name="gr4" draw:text-style-name="P3" draw:layer="layout" svg:width="6.777cm" svg:height="1.675cm" draw:transform="rotate (-0.940034335124146) translate (5.378cm 4.567cm)">
            <draw:text-box>
              <text:p>61 62 63 64 65 66 67</text:p>
              <text:p/>
            </draw:text-box>
          </draw:frame>
          <draw:frame draw:style-name="gr4" draw:text-style-name="P3" draw:layer="layout" svg:width="6.486cm" svg:height="1.675cm" draw:transform="rotate (-0.940034335124146) translate (7.379cm 4.515cm)">
            <draw:text-box>
              <text:p>68 69 70 71 72 73 74</text:p>
            </draw:text-box>
          </draw:frame>
          <draw:frame draw:style-name="gr3" draw:text-style-name="P3" draw:layer="layout" svg:width="5.8cm" svg:height="0.963cm" draw:transform="rotate (-0.940034335124146) translate (9.078cm 4.415cm)">
            <draw:text-box>
              <text:p>75 76 77 78 79 80</text:p>
            </draw:text-box>
          </draw:frame>
        </draw:g>
      </draw:page>
      <draw:page draw:name="page2" draw:style-name="dp1" draw:master-page-name="Standard">
        <draw:g>
          <draw:line draw:style-name="gr1" draw:text-style-name="P1" draw:layer="layout" svg:x1="4.7cm" svg:y1="10.067cm" svg:x2="1.9cm" svg:y2="6.667cm">
            <text:p/>
          </draw:line>
          <draw:line draw:style-name="gr1" draw:text-style-name="P1" draw:layer="layout" svg:x1="8.3cm" svg:y1="2.567cm" svg:x2="2.1cm" svg:y2="6.667cm">
            <text:p/>
          </draw:line>
          <draw:line draw:style-name="gr1" draw:text-style-name="P1" draw:layer="layout" svg:x1="13.7cm" svg:y1="10.367cm" svg:x2="8.4cm" svg:y2="2.567cm">
            <text:p/>
          </draw:line>
          <draw:line draw:style-name="gr1" draw:text-style-name="P1" draw:layer="layout" svg:x1="25.4cm" svg:y1="4.667cm" svg:x2="9.9cm" svg:y2="4.767cm">
            <text:p/>
          </draw:line>
          <draw:line draw:style-name="gr1" draw:text-style-name="P1" draw:layer="layout" svg:x1="24.9cm" svg:y1="10.267cm" svg:x2="25.5cm" svg:y2="4.567cm">
            <text:p/>
          </draw:line>
          <draw:line draw:style-name="gr1" draw:text-style-name="P1" draw:layer="layout" svg:x1="24.6cm" svg:y1="9.467cm" svg:x2="25cm" svg:y2="10.367cm">
            <text:p/>
          </draw:line>
          <draw:line draw:style-name="gr1" draw:text-style-name="P1" draw:layer="layout" svg:x1="23.9cm" svg:y1="10.167cm" svg:x2="16.7cm" svg:y2="10.267cm">
            <text:p/>
          </draw:line>
          <draw:line draw:style-name="gr1" draw:text-style-name="P1" draw:layer="layout" svg:x1="16cm" svg:y1="9.467cm" svg:x2="15.7cm" svg:y2="10.467cm">
            <text:p/>
          </draw:line>
          <draw:line draw:style-name="gr1" draw:text-style-name="P1" draw:layer="layout" svg:x1="13.8cm" svg:y1="10.367cm" svg:x2="15.7cm" svg:y2="10.367cm">
            <text:p/>
          </draw:line>
          <draw:line draw:style-name="gr1" draw:text-style-name="P1" draw:layer="layout" svg:x1="6cm" svg:y1="10.267cm" svg:x2="5.3cm" svg:y2="10.667cm">
            <text:p/>
          </draw:line>
          <draw:line draw:style-name="gr1" draw:text-style-name="P1" draw:layer="layout" svg:x1="5.5cm" svg:y1="10.767cm" svg:x2="13.9cm" svg:y2="10.667cm">
            <text:p/>
          </draw:line>
          <draw:rect draw:style-name="gr2" draw:text-style-name="P2" draw:layer="layout" svg:width="1.4cm" svg:height="0.6cm" svg:x="14.1cm" svg:y="9.567cm">
            <text:p/>
          </draw:rect>
          <draw:frame draw:style-name="gr3" draw:text-style-name="P3" draw:layer="layout" svg:width="14.6cm" svg:height="0.963cm" svg:x="10.9cm" svg:y="5.037cm">
            <draw:text-box>
              <text:p>15 14 <text:s/>13 <text:s/>12 <text:s/>11 <text:s/>10 <text:s text:c="2"/>9 <text:s text:c="2"/>8 <text:s text:c="2"/>7 <text:s text:c="2"/>6 <text:s text:c="2"/>5 <text:s text:c="2"/>4 <text:s text:c="2"/>3 <text:s text:c="2"/>2 <text:s text:c="2"/></text:p>
            </draw:text-box>
          </draw:frame>
          <draw:frame draw:style-name="gr3" draw:text-style-name="P3" draw:layer="layout" svg:width="13.7cm" svg:height="0.963cm" svg:x="12.1cm" svg:y="6.537cm">
            <draw:text-box>
              <text:p>29 28 27 26 25 24 23 22 21 20 19 <text:s/>18 <text:s/>17 16</text:p>
            </draw:text-box>
          </draw:frame>
          <draw:frame draw:style-name="gr3" draw:text-style-name="P3" draw:layer="layout" svg:width="11.6cm" svg:height="0.963cm" svg:x="13.9cm" svg:y="7.967cm">
            <draw:text-box>
              <text:p>42 41 40 39 38 37 36 35 34 33 32 31 </text:p>
            </draw:text-box>
          </draw:frame>
          <draw:frame draw:style-name="gr3" draw:text-style-name="P3" draw:layer="layout" svg:width="7.6cm" svg:height="0.963cm" svg:x="16.6cm" svg:y="9.367cm">
            <draw:text-box>
              <text:p>50 49 48 47 46 45 44 43</text:p>
            </draw:text-box>
          </draw:frame>
          <draw:frame draw:style-name="gr3" draw:text-style-name="P3" draw:layer="layout" svg:width="5.8cm" svg:height="0.963cm" draw:transform="rotate (-0.940034335124146) translate (3.138cm 6.148cm)">
            <draw:text-box>
              <text:p>51 52 53 54</text:p>
            </draw:text-box>
          </draw:frame>
          <draw:frame draw:style-name="gr3" draw:text-style-name="P3" draw:layer="layout" svg:width="5.8cm" svg:height="0.963cm" draw:transform="rotate (-0.940034335124146) translate (4.179cm 5.267cm)">
            <draw:text-box>
              <text:p>55 56 57 58 59 60</text:p>
            </draw:text-box>
          </draw:frame>
          <draw:frame draw:style-name="gr4" draw:text-style-name="P3" draw:layer="layout" svg:width="6.777cm" svg:height="1.675cm" draw:transform="rotate (-0.940034335124146) translate (5.378cm 4.567cm)">
            <draw:text-box>
              <text:p>61 62 63 64 65 66 67</text:p>
              <text:p/>
            </draw:text-box>
          </draw:frame>
          <draw:frame draw:style-name="gr4" draw:text-style-name="P3" draw:layer="layout" svg:width="6.486cm" svg:height="1.675cm" draw:transform="rotate (-0.940034335124146) translate (7.379cm 4.515cm)">
            <draw:text-box>
              <text:p>81 69 70 71 72 73 74</text:p>
            </draw:text-box>
          </draw:frame>
          <draw:frame draw:style-name="gr3" draw:text-style-name="P3" draw:layer="layout" svg:width="5.8cm" svg:height="0.963cm" draw:transform="rotate (-0.940034335124146) translate (9.078cm 4.415cm)">
            <draw:text-box>
              <text:p>75 76 77 78 79 80</text:p>
            </draw:text-box>
          </draw:frame>
        </draw:g>
        <draw:custom-shape draw:style-name="gr5" draw:text-style-name="P4" draw:layer="layout" svg:width="0.9cm" svg:height="0.5cm" draw:transform="rotate (0.56025068989018) translate (6.336cm 4.477cm)">
          <text:p/>
          <draw:enhanced-geometry svg:viewBox="0 0 21600 21600" draw:path-stretchpoint-x="10800" draw:path-stretchpoint-y="10800" draw:text-areas="?f0 ?f0 ?f1 ?f2" draw:type="quad-bevel" draw:modifiers="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9cm" svg:height="0.5cm" draw:transform="rotate (0.56025068989018) translate (2.572cm 6.778cm)">
          <text:p/>
          <draw:enhanced-geometry svg:viewBox="0 0 21600 21600" draw:path-stretchpoint-x="10800" draw:path-stretchpoint-y="10800" draw:text-areas="?f0 ?f0 ?f1 ?f2" draw:type="quad-bevel" draw:modifiers="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9cm" svg:height="0.5cm" draw:transform="rotate (0.56025068989018) translate (6.337cm 4.478cm)">
          <text:p/>
          <draw:enhanced-geometry svg:viewBox="0 0 21600 21600" draw:path-stretchpoint-x="10800" draw:path-stretchpoint-y="10800" draw:text-areas="?f0 ?f0 ?f1 ?f2" draw:type="quad-bevel" draw:modifiers="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9cm" svg:height="0.5cm" draw:transform="rotate (1.58755148761404) translate (23.371cm 5.905cm)">
          <text:p/>
          <draw:enhanced-geometry svg:viewBox="0 0 21600 21600" draw:path-stretchpoint-x="10800" draw:path-stretchpoint-y="10800" draw:text-areas="?f0 ?f0 ?f1 ?f2" draw:type="quad-bevel" draw:modifiers="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g>
          <draw:line draw:style-name="gr1" draw:text-style-name="P1" draw:layer="layout" svg:x1="5.556cm" svg:y1="10.415cm" svg:x2="3cm" svg:y2="7.1cm">
            <text:p/>
          </draw:line>
          <draw:line draw:style-name="gr1" draw:text-style-name="P1" draw:layer="layout" svg:x1="9.2cm" svg:y1="3cm" svg:x2="3cm" svg:y2="7.1cm">
            <text:p/>
          </draw:line>
          <draw:line draw:style-name="gr1" draw:text-style-name="P1" draw:layer="layout" svg:x1="14.556cm" svg:y1="10.715cm" svg:x2="9.2cm" svg:y2="3cm">
            <text:p/>
          </draw:line>
          <draw:line draw:style-name="gr1" draw:text-style-name="P1" draw:layer="layout" svg:x1="25.9cm" svg:y1="5cm" svg:x2="10.756cm" svg:y2="5.115cm">
            <text:p/>
          </draw:line>
          <draw:line draw:style-name="gr1" draw:text-style-name="P1" draw:layer="layout" svg:x1="25.9cm" svg:y1="10.6cm" svg:x2="25.9cm" svg:y2="5.1cm">
            <text:p/>
          </draw:line>
          <draw:line draw:style-name="gr1" draw:text-style-name="P1" draw:layer="layout" svg:x1="25.456cm" svg:y1="9.815cm" svg:x2="25.856cm" svg:y2="10.715cm">
            <text:p/>
          </draw:line>
          <draw:line draw:style-name="gr1" draw:text-style-name="P1" draw:layer="layout" svg:x1="24.756cm" svg:y1="10.515cm" svg:x2="17.556cm" svg:y2="10.615cm">
            <text:p/>
          </draw:line>
          <draw:line draw:style-name="gr1" draw:text-style-name="P1" draw:layer="layout" svg:x1="16.856cm" svg:y1="9.815cm" svg:x2="16.556cm" svg:y2="10.815cm">
            <text:p/>
          </draw:line>
          <draw:line draw:style-name="gr1" draw:text-style-name="P1" draw:layer="layout" svg:x1="14.656cm" svg:y1="10.715cm" svg:x2="16.556cm" svg:y2="10.715cm">
            <text:p/>
          </draw:line>
          <draw:line draw:style-name="gr1" draw:text-style-name="P1" draw:layer="layout" svg:x1="6.856cm" svg:y1="10.615cm" svg:x2="6.156cm" svg:y2="11.015cm">
            <text:p/>
          </draw:line>
          <draw:line draw:style-name="gr1" draw:text-style-name="P1" draw:layer="layout" svg:x1="6.356cm" svg:y1="11.115cm" svg:x2="14.756cm" svg:y2="11.015cm">
            <text:p/>
          </draw:line>
          <draw:rect draw:style-name="gr2" draw:text-style-name="P2" draw:layer="layout" svg:width="1.4cm" svg:height="0.6cm" svg:x="14.956cm" svg:y="9.915cm">
            <text:p/>
          </draw:rect>
          <draw:frame draw:style-name="gr3" draw:text-style-name="P3" draw:layer="layout" svg:width="14.6cm" svg:height="0.963cm" svg:x="11.356cm" svg:y="5.315cm">
            <draw:text-box>
              <text:p>15 14 <text:s/>13 <text:s/>12 <text:s/>11 <text:s/>10 <text:s text:c="2"/>9 <text:s text:c="2"/>8 <text:s text:c="2"/>7 <text:s text:c="2"/>6 <text:s text:c="2"/>5 <text:s text:c="2"/>4 <text:s text:c="2"/>3 <text:s text:c="2"/>2 <text:s text:c="2"/>1</text:p>
            </draw:text-box>
          </draw:frame>
          <draw:frame draw:style-name="gr3" draw:text-style-name="P3" draw:layer="layout" svg:width="13.2cm" svg:height="0.963cm" svg:x="12.756cm" svg:y="6.915cm">
            <draw:text-box>
              <text:p>29 28 27 26 25 24 23 22 21 20 19 <text:s/>18 <text:s/>17 <text:s/>16</text:p>
            </draw:text-box>
          </draw:frame>
          <draw:frame draw:style-name="gr3" draw:text-style-name="P3" draw:layer="layout" svg:width="12cm" svg:height="0.963cm" svg:x="13.756cm" svg:y="8.315cm">
            <draw:text-box>
              <text:p>42 41 40 39 38 37 36 35 34 33 32 31 30</text:p>
            </draw:text-box>
          </draw:frame>
          <draw:frame draw:style-name="gr3" draw:text-style-name="P3" draw:layer="layout" svg:width="7.6cm" svg:height="0.963cm" svg:x="17.456cm" svg:y="9.715cm">
            <draw:text-box>
              <text:p>50 49 48 47 46 45 44 43</text:p>
            </draw:text-box>
          </draw:frame>
          <draw:frame draw:style-name="gr3" draw:text-style-name="P3" draw:layer="layout" svg:width="4.137cm" svg:height="0.963cm" draw:transform="rotate (-0.940034335124146) translate (4.578cm 6.7cm)">
            <draw:text-box>
              <text:p>54 53 52 51</text:p>
            </draw:text-box>
          </draw:frame>
          <draw:frame draw:style-name="gr3" draw:text-style-name="P3" draw:layer="layout" svg:width="5.8cm" svg:height="0.963cm" draw:transform="rotate (-0.940034335124146) translate (5.679cm 5.748cm)">
            <draw:text-box>
              <text:p>60 59 58 57 56 55</text:p>
            </draw:text-box>
          </draw:frame>
          <draw:frame draw:style-name="gr4" draw:text-style-name="P3" draw:layer="layout" svg:width="6.777cm" svg:height="1.675cm" draw:transform="rotate (-0.940034335124146) translate (6.653cm 5.039cm)">
            <draw:text-box>
              <text:p>67 66 65 64 63 62 61</text:p>
              <text:p/>
            </draw:text-box>
          </draw:frame>
          <draw:frame draw:style-name="gr4" draw:text-style-name="P3" draw:layer="layout" svg:width="6.486cm" svg:height="1.675cm" draw:transform="rotate (-0.940034335124146) translate (8.235cm 4.863cm)">
            <draw:text-box>
              <text:p>74 73 72 71 70 69 68</text:p>
            </draw:text-box>
          </draw:frame>
          <draw:frame draw:style-name="gr3" draw:text-style-name="P3" draw:layer="layout" svg:width="5.8cm" svg:height="0.963cm" draw:transform="rotate (-0.940034335124146) translate (10.479cm 5.5cm)">
            <draw:text-box>
              <text:p>80 79 78 77 76 75 </text:p>
            </draw:text-box>
          </draw:frame>
        </draw:g>
      </draw:page>
      <draw:page draw:name="page4" draw:style-name="dp1" draw:master-page-name="Standard">
        <draw:g>
          <draw:line draw:style-name="gr1" draw:text-style-name="P1" draw:layer="layout" svg:x1="4.756cm" svg:y1="9cm" svg:x2="2.3cm" svg:y2="4.285cm">
            <text:p/>
          </draw:line>
          <draw:line draw:style-name="gr1" draw:text-style-name="P1" draw:layer="layout" svg:x1="6.656cm" svg:y1="1.8cm" svg:x2="2.356cm" svg:y2="4.3cm">
            <text:p/>
          </draw:line>
          <draw:line draw:style-name="gr1" draw:text-style-name="P1" draw:layer="layout" svg:x1="8.356cm" svg:y1="4.6cm" svg:x2="6.756cm" svg:y2="1.9cm">
            <text:p/>
          </draw:line>
          <draw:line draw:style-name="gr1" draw:text-style-name="P1" draw:layer="layout" svg:x1="5.556cm" svg:y1="9cm" svg:x2="5.556cm" svg:y2="10.6cm">
            <text:p/>
          </draw:line>
          <draw:line draw:style-name="gr1" draw:text-style-name="P1" draw:layer="layout" svg:x1="26.056cm" svg:y1="4.7cm" svg:x2="8.756cm" svg:y2="4.6cm">
            <text:p/>
          </draw:line>
          <draw:line draw:style-name="gr1" draw:text-style-name="P1" draw:layer="layout" svg:x1="26.056cm" svg:y1="11.3cm" svg:x2="26.056cm" svg:y2="4.9cm">
            <text:p/>
          </draw:line>
          <draw:line draw:style-name="gr1" draw:text-style-name="P1" draw:layer="layout" svg:x1="25.056cm" svg:y1="10.6cm" svg:x2="26.056cm" svg:y2="11.3cm">
            <text:p/>
          </draw:line>
          <draw:line draw:style-name="gr1" draw:text-style-name="P1" draw:layer="layout" svg:x1="24.856cm" svg:y1="11.3cm" svg:x2="16.056cm" svg:y2="11.3cm">
            <text:p/>
          </draw:line>
          <draw:line draw:style-name="gr1" draw:text-style-name="P1" draw:layer="layout" svg:x1="15.456cm" svg:y1="10.7cm" svg:x2="14.756cm" svg:y2="11.5cm">
            <text:p/>
          </draw:line>
          <draw:line draw:style-name="gr1" draw:text-style-name="P1" draw:layer="layout" svg:x1="6.056cm" svg:y1="11.5cm" svg:x2="14.756cm" svg:y2="11.5cm">
            <text:p/>
          </draw:line>
          <draw:rect draw:style-name="gr2" draw:text-style-name="P2" draw:layer="layout" svg:width="1.4cm" svg:height="0.6cm" svg:x="12.856cm" svg:y="10.6cm">
            <text:p/>
          </draw:rect>
          <draw:g>
            <draw:g>
              <draw:frame draw:style-name="gr7" draw:text-style-name="P3" draw:layer="layout" svg:width="0.906cm" svg:height="1.03cm" svg:x="21.545cm" svg:y="5.069cm">
                <draw:text-box>
                  <text:p>4</text:p>
                </draw:text-box>
              </draw:frame>
              <draw:frame draw:style-name="gr8" draw:text-style-name="P3" draw:layer="layout" svg:width="1.277cm" svg:height="1.03cm" svg:x="21.36cm" svg:y="6.445cm">
                <draw:text-box>
                  <text:p>18</text:p>
                </draw:text-box>
              </draw:frame>
              <draw:frame draw:style-name="gr8" draw:text-style-name="P3" draw:layer="layout" svg:width="1.277cm" svg:height="1.03cm" svg:x="21.36cm" svg:y="8.312cm">
                <draw:text-box>
                  <text:p>32</text:p>
                </draw:text-box>
              </draw:frame>
              <draw:frame draw:style-name="gr8" draw:text-style-name="P3" draw:layer="layout" svg:width="1.277cm" svg:height="1.03cm" svg:x="21.36cm" svg:y="10.08cm">
                <draw:text-box>
                  <text:p>44</text:p>
                </draw:text-box>
              </draw:frame>
            </draw:g>
            <draw:g>
              <draw:frame draw:style-name="gr7" draw:text-style-name="P3" draw:layer="layout" svg:width="0.904cm" svg:height="1.03cm" svg:x="20.38cm" svg:y="5.069cm">
                <draw:text-box>
                  <text:p>5</text:p>
                </draw:text-box>
              </draw:frame>
              <draw:frame draw:style-name="gr8" draw:text-style-name="P3" draw:layer="layout" svg:width="1.277cm" svg:height="1.03cm" svg:x="20.193cm" svg:y="6.445cm">
                <draw:text-box>
                  <text:p>19</text:p>
                </draw:text-box>
              </draw:frame>
              <draw:frame draw:style-name="gr8" draw:text-style-name="P3" draw:layer="layout" svg:width="1.277cm" svg:height="1.03cm" svg:x="20.193cm" svg:y="8.312cm">
                <draw:text-box>
                  <text:p>33</text:p>
                </draw:text-box>
              </draw:frame>
              <draw:frame draw:style-name="gr8" draw:text-style-name="P3" draw:layer="layout" svg:width="1.277cm" svg:height="1.03cm" svg:x="20.193cm" svg:y="10.08cm">
                <draw:text-box>
                  <text:p>45</text:p>
                </draw:text-box>
              </draw:frame>
            </draw:g>
            <draw:g>
              <draw:frame draw:style-name="gr7" draw:text-style-name="P3" draw:layer="layout" svg:width="0.905cm" svg:height="1.03cm" svg:x="19.319cm" svg:y="5.069cm">
                <draw:text-box>
                  <text:p>6</text:p>
                </draw:text-box>
              </draw:frame>
              <draw:frame draw:style-name="gr8" draw:text-style-name="P3" draw:layer="layout" svg:width="1.277cm" svg:height="1.03cm" svg:x="19.133cm" svg:y="6.445cm">
                <draw:text-box>
                  <text:p>20</text:p>
                </draw:text-box>
              </draw:frame>
              <draw:frame draw:style-name="gr8" draw:text-style-name="P3" draw:layer="layout" svg:width="1.277cm" svg:height="1.03cm" svg:x="19.133cm" svg:y="8.312cm">
                <draw:text-box>
                  <text:p>34</text:p>
                </draw:text-box>
              </draw:frame>
              <draw:frame draw:style-name="gr8" draw:text-style-name="P3" draw:layer="layout" svg:width="1.277cm" svg:height="1.03cm" svg:x="19.133cm" svg:y="10.08cm">
                <draw:text-box>
                  <text:p>46</text:p>
                </draw:text-box>
              </draw:frame>
            </draw:g>
            <draw:g>
              <draw:frame draw:style-name="gr7" draw:text-style-name="P3" draw:layer="layout" svg:width="0.904cm" svg:height="1.03cm" svg:x="18.042cm" svg:y="5.069cm">
                <draw:text-box>
                  <text:p>7</text:p>
                </draw:text-box>
              </draw:frame>
              <draw:frame draw:style-name="gr8" draw:text-style-name="P3" draw:layer="layout" svg:width="1.278cm" svg:height="1.03cm" svg:x="17.855cm" svg:y="6.445cm">
                <draw:text-box>
                  <text:p>21</text:p>
                </draw:text-box>
              </draw:frame>
              <draw:frame draw:style-name="gr8" draw:text-style-name="P3" draw:layer="layout" svg:width="1.278cm" svg:height="1.03cm" svg:x="17.855cm" svg:y="8.312cm">
                <draw:text-box>
                  <text:p>35</text:p>
                </draw:text-box>
              </draw:frame>
              <draw:frame draw:style-name="gr8" draw:text-style-name="P3" draw:layer="layout" svg:width="1.278cm" svg:height="1.03cm" svg:x="17.855cm" svg:y="10.08cm">
                <draw:text-box>
                  <text:p>47</text:p>
                </draw:text-box>
              </draw:frame>
            </draw:g>
            <draw:g>
              <draw:frame draw:style-name="gr7" draw:text-style-name="P3" draw:layer="layout" svg:width="0.905cm" svg:height="1.03cm" svg:x="16.981cm" svg:y="5.069cm">
                <draw:text-box>
                  <text:p>8</text:p>
                </draw:text-box>
              </draw:frame>
              <draw:frame draw:style-name="gr8" draw:text-style-name="P3" draw:layer="layout" svg:width="1.277cm" svg:height="1.03cm" svg:x="16.794cm" svg:y="6.445cm">
                <draw:text-box>
                  <text:p>22</text:p>
                </draw:text-box>
              </draw:frame>
              <draw:frame draw:style-name="gr8" draw:text-style-name="P3" draw:layer="layout" svg:width="1.277cm" svg:height="1.03cm" svg:x="16.794cm" svg:y="8.312cm">
                <draw:text-box>
                  <text:p>36</text:p>
                </draw:text-box>
              </draw:frame>
              <draw:frame draw:style-name="gr8" draw:text-style-name="P3" draw:layer="layout" svg:width="1.277cm" svg:height="1.03cm" svg:x="16.794cm" svg:y="10.08cm">
                <draw:text-box>
                  <text:p>48</text:p>
                </draw:text-box>
              </draw:frame>
            </draw:g>
            <draw:g>
              <draw:frame draw:style-name="gr7" draw:text-style-name="P3" draw:layer="layout" svg:width="0.904cm" svg:height="1.03cm" svg:x="15.921cm" svg:y="5.069cm">
                <draw:text-box>
                  <text:p>9</text:p>
                </draw:text-box>
              </draw:frame>
              <draw:frame draw:style-name="gr8" draw:text-style-name="P3" draw:layer="layout" svg:width="1.277cm" svg:height="1.03cm" svg:x="15.734cm" svg:y="6.445cm">
                <draw:text-box>
                  <text:p>23</text:p>
                </draw:text-box>
              </draw:frame>
              <draw:frame draw:style-name="gr8" draw:text-style-name="P3" draw:layer="layout" svg:width="1.277cm" svg:height="1.03cm" svg:x="15.734cm" svg:y="8.312cm">
                <draw:text-box>
                  <text:p>37</text:p>
                </draw:text-box>
              </draw:frame>
              <draw:frame draw:style-name="gr8" draw:text-style-name="P3" draw:layer="layout" svg:width="1.277cm" svg:height="1.03cm" svg:x="15.734cm" svg:y="10.08cm">
                <draw:text-box>
                  <text:p>49</text:p>
                </draw:text-box>
              </draw:frame>
            </draw:g>
            <draw:g>
              <draw:frame draw:style-name="gr9" draw:text-style-name="P3" draw:layer="layout" svg:width="1.378cm" svg:height="1.792cm" svg:x="14.467cm" svg:y="5.069cm">
                <draw:text-box>
                  <text:p>10</text:p>
                </draw:text-box>
              </draw:frame>
              <draw:frame draw:style-name="gr10" draw:text-style-name="P3" draw:layer="layout" svg:width="1.279cm" svg:height="1.031cm" svg:x="14.517cm" svg:y="6.479cm">
                <draw:text-box>
                  <text:p>24</text:p>
                </draw:text-box>
              </draw:frame>
              <draw:frame draw:style-name="gr8" draw:text-style-name="P3" draw:layer="layout" svg:width="1.279cm" svg:height="1.03cm" svg:x="14.517cm" svg:y="8.346cm">
                <draw:text-box>
                  <text:p>38</text:p>
                </draw:text-box>
              </draw:frame>
            </draw:g>
            <draw:g>
              <draw:frame draw:style-name="gr7" draw:text-style-name="P3" draw:layer="layout" svg:width="0.905cm" svg:height="1.03cm" svg:x="22.712cm" svg:y="5.069cm">
                <draw:text-box>
                  <text:p>3</text:p>
                </draw:text-box>
              </draw:frame>
              <draw:frame draw:style-name="gr8" draw:text-style-name="P3" draw:layer="layout" svg:width="1.277cm" svg:height="1.03cm" svg:x="22.526cm" svg:y="6.445cm">
                <draw:text-box>
                  <text:p>17</text:p>
                </draw:text-box>
              </draw:frame>
              <draw:frame draw:style-name="gr8" draw:text-style-name="P3" draw:layer="layout" svg:width="1.277cm" svg:height="1.03cm" svg:x="22.526cm" svg:y="8.312cm">
                <draw:text-box>
                  <text:p>31</text:p>
                </draw:text-box>
              </draw:frame>
              <draw:frame draw:style-name="gr8" draw:text-style-name="P3" draw:layer="layout" svg:width="1.277cm" svg:height="1.03cm" svg:x="22.526cm" svg:y="10.08cm">
                <draw:text-box>
                  <text:p>43</text:p>
                </draw:text-box>
              </draw:frame>
            </draw:g>
            <draw:g>
              <draw:frame draw:style-name="gr7" draw:text-style-name="P3" draw:layer="layout" svg:width="0.906cm" svg:height="1.03cm" svg:x="23.873cm" svg:y="5.069cm">
                <draw:text-box>
                  <text:p>2</text:p>
                </draw:text-box>
              </draw:frame>
              <draw:frame draw:style-name="gr8" draw:text-style-name="P3" draw:layer="layout" svg:width="1.278cm" svg:height="1.03cm" svg:x="23.687cm" svg:y="6.445cm">
                <draw:text-box>
                  <text:p>16</text:p>
                </draw:text-box>
              </draw:frame>
              <draw:frame draw:style-name="gr8" draw:text-style-name="P3" draw:layer="layout" svg:width="1.278cm" svg:height="1.03cm" svg:x="23.687cm" svg:y="8.312cm">
                <draw:text-box>
                  <text:p>30</text:p>
                </draw:text-box>
              </draw:frame>
              <draw:frame draw:style-name="gr8" draw:text-style-name="P3" draw:layer="layout" svg:width="1.278cm" svg:height="1.03cm" svg:x="23.687cm" svg:y="10.08cm">
                <draw:text-box>
                  <text:p>42</text:p>
                </draw:text-box>
              </draw:frame>
            </draw:g>
            <draw:g>
              <draw:frame draw:style-name="gr7" draw:text-style-name="P3" draw:layer="layout" svg:width="0.904cm" svg:height="1.03cm" svg:x="24.934cm" svg:y="5.069cm">
                <draw:text-box>
                  <text:p>1</text:p>
                </draw:text-box>
              </draw:frame>
              <draw:frame draw:style-name="gr8" draw:text-style-name="P3" draw:layer="layout" svg:width="1.278cm" svg:height="1.03cm" svg:x="24.747cm" svg:y="6.445cm">
                <draw:text-box>
                  <text:p>15</text:p>
                </draw:text-box>
              </draw:frame>
              <draw:frame draw:style-name="gr8" draw:text-style-name="P3" draw:layer="layout" svg:width="1.278cm" svg:height="1.03cm" svg:x="24.747cm" svg:y="8.312cm">
                <draw:text-box>
                  <text:p>29</text:p>
                </draw:text-box>
              </draw:frame>
            </draw:g>
            <draw:g>
              <draw:frame draw:style-name="gr11" draw:text-style-name="P3" draw:layer="layout" svg:width="1.379cm" svg:height="1.747cm" svg:x="13.406cm" svg:y="5.069cm">
                <draw:text-box>
                  <text:p>11</text:p>
                </draw:text-box>
              </draw:frame>
              <draw:frame draw:style-name="gr8" draw:text-style-name="P3" draw:layer="layout" svg:width="1.278cm" svg:height="1.03cm" svg:x="13.457cm" svg:y="6.444cm">
                <draw:text-box>
                  <text:p>25</text:p>
                </draw:text-box>
              </draw:frame>
              <draw:frame draw:style-name="gr8" draw:text-style-name="P3" draw:layer="layout" svg:width="1.278cm" svg:height="1.03cm" svg:x="13.457cm" svg:y="8.265cm">
                <draw:text-box>
                  <text:p>39</text:p>
                </draw:text-box>
              </draw:frame>
            </draw:g>
            <draw:g>
              <draw:frame draw:style-name="gr9" draw:text-style-name="P3" draw:layer="layout" svg:width="1.378cm" svg:height="1.792cm" svg:x="12.452cm" svg:y="5.069cm">
                <draw:text-box>
                  <text:p>12</text:p>
                </draw:text-box>
              </draw:frame>
              <draw:frame draw:style-name="gr10" draw:text-style-name="P3" draw:layer="layout" svg:width="1.277cm" svg:height="1.031cm" svg:x="12.503cm" svg:y="6.479cm">
                <draw:text-box>
                  <text:p>26</text:p>
                </draw:text-box>
              </draw:frame>
              <draw:frame draw:style-name="gr8" draw:text-style-name="P3" draw:layer="layout" svg:width="1.277cm" svg:height="1.03cm" svg:x="12.503cm" svg:y="8.346cm">
                <draw:text-box>
                  <text:p>40</text:p>
                </draw:text-box>
              </draw:frame>
            </draw:g>
            <draw:g>
              <draw:frame draw:style-name="gr9" draw:text-style-name="P3" draw:layer="layout" svg:width="1.38cm" svg:height="1.792cm" svg:x="11.391cm" svg:y="5.069cm">
                <draw:text-box>
                  <text:p>13</text:p>
                </draw:text-box>
              </draw:frame>
              <draw:frame draw:style-name="gr10" draw:text-style-name="P3" draw:layer="layout" svg:width="1.278cm" svg:height="1.031cm" svg:x="11.442cm" svg:y="6.479cm">
                <draw:text-box>
                  <text:p>27</text:p>
                </draw:text-box>
              </draw:frame>
              <draw:frame draw:style-name="gr8" draw:text-style-name="P3" draw:layer="layout" svg:width="1.278cm" svg:height="1.03cm" svg:x="11.442cm" svg:y="8.346cm">
                <draw:text-box>
                  <text:p>41</text:p>
                </draw:text-box>
              </draw:frame>
            </draw:g>
            <draw:g>
              <draw:frame draw:style-name="gr9" draw:text-style-name="P3" draw:layer="layout" svg:width="1.378cm" svg:height="1.792cm" svg:x="10.225cm" svg:y="5.069cm">
                <draw:text-box>
                  <text:p>14</text:p>
                </draw:text-box>
              </draw:frame>
              <draw:frame draw:style-name="gr10" draw:text-style-name="P3" draw:layer="layout" svg:width="1.277cm" svg:height="1.031cm" svg:x="10.277cm" svg:y="6.479cm">
                <draw:text-box>
                  <text:p>28</text:p>
                </draw:text-box>
              </draw:frame>
            </draw:g>
          </draw:g>
          <draw:g>
            <draw:g>
              <draw:g>
                <draw:frame draw:style-name="gr12" draw:text-style-name="P3" draw:layer="layout" svg:width="1.3cm" svg:height="1.185cm" draw:transform="rotate (-1.05557513160617) translate (8.508cm 5.127cm)">
                  <draw:text-box>
                    <text:p>75</text:p>
                  </draw:text-box>
                </draw:frame>
                <draw:frame draw:style-name="gr13" draw:text-style-name="P3" draw:layer="layout" svg:width="1.205cm" svg:height="0.962cm" draw:transform="rotate (-1.05557513160617) translate (7.802cm 5.582cm)">
                  <draw:text-box>
                    <text:p>68</text:p>
                  </draw:text-box>
                </draw:frame>
                <draw:frame draw:style-name="gr14" draw:text-style-name="P3" draw:layer="layout" svg:width="1.205cm" svg:height="1cm" draw:transform="rotate (-1.05557513160617) translate (6.791cm 6.154cm)">
                  <draw:text-box>
                    <text:p>62</text:p>
                  </draw:text-box>
                </draw:frame>
                <draw:frame draw:style-name="gr13" draw:text-style-name="P3" draw:layer="layout" svg:width="1.205cm" svg:height="0.962cm" draw:transform="rotate (-1.05557513160617) translate (5.834cm 6.696cm)">
                  <draw:text-box>
                    <text:p>57</text:p>
                  </draw:text-box>
                </draw:frame>
                <draw:frame draw:style-name="gr13" draw:text-style-name="P3" draw:layer="layout" svg:width="1.205cm" svg:height="0.962cm" draw:transform="rotate (-1.05557513160617) translate (5.05cm 7.14cm)">
                  <draw:text-box>
                    <text:p>53</text:p>
                  </draw:text-box>
                </draw:frame>
              </draw:g>
              <draw:g>
                <draw:frame draw:style-name="gr12" draw:text-style-name="P3" draw:layer="layout" svg:width="1.3cm" svg:height="1.185cm" draw:transform="rotate (-1.05557513160617) translate (7.817cm 3.907cm)">
                  <draw:text-box>
                    <text:p>74</text:p>
                  </draw:text-box>
                </draw:frame>
                <draw:frame draw:style-name="gr13" draw:text-style-name="P3" draw:layer="layout" svg:width="1.205cm" svg:height="0.962cm" draw:transform="rotate (-1.05557513160617) translate (7.111cm 4.362cm)">
                  <draw:text-box>
                    <text:p>67</text:p>
                  </draw:text-box>
                </draw:frame>
                <draw:frame draw:style-name="gr14" draw:text-style-name="P3" draw:layer="layout" svg:width="1.205cm" svg:height="1cm" draw:transform="rotate (-1.05557513160617) translate (6.1cm 4.934cm)">
                  <draw:text-box>
                    <text:p>61</text:p>
                  </draw:text-box>
                </draw:frame>
                <draw:frame draw:style-name="gr13" draw:text-style-name="P3" draw:layer="layout" svg:width="1.205cm" svg:height="0.962cm" draw:transform="rotate (-1.05557513160617) translate (5.143cm 5.476cm)">
                  <draw:text-box>
                    <text:p>56</text:p>
                  </draw:text-box>
                </draw:frame>
                <draw:frame draw:style-name="gr13" draw:text-style-name="P3" draw:layer="layout" svg:width="1.205cm" svg:height="0.962cm" draw:transform="rotate (-1.05557513160617) translate (4.36cm 5.92cm)">
                  <draw:text-box>
                    <text:p>52</text:p>
                  </draw:text-box>
                </draw:frame>
              </draw:g>
              <draw:g>
                <draw:frame draw:style-name="gr12" draw:text-style-name="P3" draw:layer="layout" svg:width="1.3cm" svg:height="1.185cm" draw:transform="rotate (-1.05557513160617) translate (7.225cm 2.863cm)">
                  <draw:text-box>
                    <text:p>73</text:p>
                  </draw:text-box>
                </draw:frame>
                <draw:frame draw:style-name="gr13" draw:text-style-name="P3" draw:layer="layout" svg:width="1.205cm" svg:height="0.962cm" draw:transform="rotate (-1.05557513160617) translate (6.52cm 3.317cm)">
                  <draw:text-box>
                    <text:p>66</text:p>
                  </draw:text-box>
                </draw:frame>
                <draw:frame draw:style-name="gr14" draw:text-style-name="P3" draw:layer="layout" svg:width="1.205cm" svg:height="1cm" draw:transform="rotate (-1.05557513160617) translate (5.509cm 3.89cm)">
                  <draw:text-box>
                    <text:p>60</text:p>
                  </draw:text-box>
                </draw:frame>
                <draw:frame draw:style-name="gr13" draw:text-style-name="P3" draw:layer="layout" svg:width="1.205cm" svg:height="0.962cm" draw:transform="rotate (-1.05557513160617) translate (4.552cm 4.432cm)">
                  <draw:text-box>
                    <text:p>55</text:p>
                  </draw:text-box>
                </draw:frame>
                <draw:frame draw:style-name="gr13" draw:text-style-name="P3" draw:layer="layout" svg:width="1.205cm" svg:height="0.962cm" draw:transform="rotate (-1.05557513160617) translate (3.768cm 4.875cm)">
                  <draw:text-box>
                    <text:p>51</text:p>
                  </draw:text-box>
                </draw:frame>
              </draw:g>
              <draw:g>
                <draw:frame draw:style-name="gr12" draw:text-style-name="P3" draw:layer="layout" svg:width="1.3cm" svg:height="1.185cm" draw:transform="rotate (-1.05557513160617) translate (6.634cm 1.819cm)">
                  <draw:text-box>
                    <text:p>72</text:p>
                  </draw:text-box>
                </draw:frame>
                <draw:frame draw:style-name="gr13" draw:text-style-name="P3" draw:layer="layout" svg:width="1.205cm" svg:height="0.962cm" draw:transform="rotate (-1.05557513160617) translate (5.929cm 2.273cm)">
                  <draw:text-box>
                    <text:p>65</text:p>
                  </draw:text-box>
                </draw:frame>
                <draw:frame draw:style-name="gr14" draw:text-style-name="P3" draw:layer="layout" svg:width="1.205cm" svg:height="1cm" draw:transform="rotate (-1.05557513160617) translate (4.917cm 2.846cm)">
                  <draw:text-box>
                    <text:p>59</text:p>
                  </draw:text-box>
                </draw:frame>
                <draw:frame draw:style-name="gr13" draw:text-style-name="P3" draw:layer="layout" svg:width="1.205cm" svg:height="0.962cm" draw:transform="rotate (-1.05557513160617) translate (3.96cm 3.388cm)">
                  <draw:text-box>
                    <text:p>54</text:p>
                  </draw:text-box>
                </draw:frame>
                <draw:frame draw:style-name="gr13" draw:text-style-name="P3" draw:layer="layout" svg:width="1.205cm" svg:height="0.962cm" draw:transform="rotate (-1.05557513160617) translate (3.177cm 3.831cm)">
                  <draw:text-box>
                    <text:p>50</text:p>
                  </draw:text-box>
                </draw:frame>
              </draw:g>
              <draw:g>
                <draw:frame draw:style-name="gr12" draw:text-style-name="P3" draw:layer="layout" svg:width="1.3cm" svg:height="1.185cm" draw:transform="rotate (-1.05557513160617) translate (9.196cm 6.344cm)">
                  <draw:text-box>
                    <text:p>76</text:p>
                  </draw:text-box>
                </draw:frame>
                <draw:frame draw:style-name="gr13" draw:text-style-name="P3" draw:layer="layout" svg:width="1.205cm" svg:height="0.962cm" draw:transform="rotate (-1.05557513160617) translate (8.491cm 6.798cm)">
                  <draw:text-box>
                    <text:p>69</text:p>
                  </draw:text-box>
                </draw:frame>
                <draw:frame draw:style-name="gr14" draw:text-style-name="P3" draw:layer="layout" svg:width="1.205cm" svg:height="1cm" draw:transform="rotate (-1.05557513160617) translate (7.48cm 7.371cm)">
                  <draw:text-box>
                    <text:p>63</text:p>
                  </draw:text-box>
                </draw:frame>
                <draw:frame draw:style-name="gr13" draw:text-style-name="P3" draw:layer="layout" svg:width="1.205cm" svg:height="0.962cm" draw:transform="rotate (-1.05557513160617) translate (6.522cm 7.913cm)">
                  <draw:text-box>
                    <text:p>58</text:p>
                  </draw:text-box>
                </draw:frame>
              </draw:g>
              <draw:g>
                <draw:frame draw:style-name="gr12" draw:text-style-name="P3" draw:layer="layout" svg:width="1.3cm" svg:height="1.185cm" draw:transform="rotate (-1.05557513160617) translate (9.935cm 7.649cm)">
                  <draw:text-box>
                    <text:p>77</text:p>
                  </draw:text-box>
                </draw:frame>
                <draw:frame draw:style-name="gr13" draw:text-style-name="P3" draw:layer="layout" svg:width="1.205cm" svg:height="0.962cm" draw:transform="rotate (-1.05557513160617) translate (9.23cm 8.103cm)">
                  <draw:text-box>
                    <text:p>70</text:p>
                  </draw:text-box>
                </draw:frame>
                <draw:frame draw:style-name="gr14" draw:text-style-name="P3" draw:layer="layout" svg:width="1.205cm" svg:height="1cm" draw:transform="rotate (-1.05557513160617) translate (8.219cm 8.676cm)">
                  <draw:text-box>
                    <text:p>64</text:p>
                  </draw:text-box>
                </draw:frame>
              </draw:g>
              <draw:g>
                <draw:frame draw:style-name="gr12" draw:text-style-name="P3" draw:layer="layout" svg:width="1.3cm" svg:height="1.185cm" draw:transform="rotate (-1.05557513160617) translate (10.625cm 8.867cm)">
                  <draw:text-box>
                    <text:p>78</text:p>
                  </draw:text-box>
                </draw:frame>
                <draw:frame draw:style-name="gr13" draw:text-style-name="P3" draw:layer="layout" svg:width="1.205cm" svg:height="0.962cm" draw:transform="rotate (-1.05557513160617) translate (9.92cm 9.322cm)">
                  <draw:text-box>
                    <text:p>71</text:p>
                  </draw:text-box>
                </draw:frame>
              </draw:g>
              <draw:g>
                <draw:frame draw:style-name="gr12" draw:text-style-name="P3" draw:layer="layout" svg:width="1.3cm" svg:height="1.185cm" draw:transform="rotate (-1.05557513160617) translate (11.315cm 10.085cm)">
                  <draw:text-box>
                    <text:p>79</text:p>
                  </draw:text-box>
                </draw:frame>
              </draw:g>
            </draw:g>
          </draw:g>
          <draw:line draw:style-name="gr15" draw:text-style-name="P1" draw:layer="layout" svg:x1="12.356cm" svg:y1="11.4cm" svg:x2="8.556cm" svg:y2="4.7cm">
            <text:p/>
          </draw:line>
          <draw:line draw:style-name="gr1" draw:text-style-name="P1" draw:layer="layout" svg:x1="6.012cm" svg:y1="11.415cm" svg:x2="5.556cm" svg:y2="10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11-29T14:22:14.04</meta:creation-date>
    <dc:date>2023-10-17T18:15:22.911000000</dc:date>
    <meta:editing-duration>PT1H36M47S</meta:editing-duration>
    <meta:editing-cycles>6</meta:editing-cycles>
    <meta:generator>LibreOffice/7.4.3.2$Windows_X86_64 LibreOffice_project/1048a8393ae2eeec98dff31b5c133c5f1d08b890</meta:generator>
    <meta:print-date>2017-09-27T10:24:48.08</meta:print-date>
    <meta:document-statistic meta:object-count="188"/>
  </office:meta>
</office:document-meta>
</file>